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1" style:family="text">
      <style:text-properties style:text-position="super 58%"/>
    </style:style>
    <style:style style:name="T2" style:family="text">
      <style:text-properties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or over a decade I have been experiencing break-ins on my property. Things taken away, things added, property destruction, vandalism on my Jeep, the list of these events is long. The intent is to do what is called 'Gas Lighting', messing with a target, causing stress and psychological damage. And after the past decade &amp; ½ I have reached my limit. I'm keeping this as a record of such things, with the intent to provide the police with a record of these events.</text:p>
      <text:h text:style-name="Heading_20_2" text:outline-level="2">Saturday 28<text:span text:style-name="T1">th</text:span> March, 2020</text:h>
      <text:p text:style-name="Standard">I went to the shops on Friday &amp; bought paper products, including a tissue box. Went to bed.</text:p>
      <text:p text:style-name="Standard"/>
      <text:p text:style-name="Standard">Woke up ~ 6:30am by a crackling noise. Went to my living area, a box of crackers was on the table. Went to the kitchen, two packages of pita wraps were on the island &amp; the tissue box had been opened &amp; the first tissue taken out &amp; draped over the box. I had purchased neither the crackers nor the pita wraps. Went back to bed &amp; heard explosions in short order. Went outside &amp; saw 6 to 7 meter flames engulfing a vehicle on the west side of the property.</text:p>
      <text:p text:style-name="Standard"/>
      <text:p text:style-name="Standard">Turned on the TV, was set to digital music channels instead of TV channels. </text:p>
      <text:p text:style-name="Standard"/>
      <text:p text:style-name="Standard">A few hours later I took the Jeep out. The driver's side mirror was folded into the Jeep, both front &amp; rear wipers were turned on. A few days later I took the Jeep out after dark &amp; the console light had been dimmed.</text:p>
      <text:p text:style-name="Standard"/>
      <text:p text:style-name="Standard">Neither my dog nor myself woke up. People were in my house and my dog &amp; I slept thru it.</text:p>
      <text:h text:style-name="Heading_20_2" text:outline-level="2">Tuesday 7<text:span text:style-name="T1">th</text:span> April, 2020</text:h>
      <text:p text:style-name="Standard">Went out to pick up my dinner. When I returned a light I almost never use had been turned on.</text:p>
      <text:h text:style-name="Heading_20_2" text:outline-level="2">Friday 10<text:span text:style-name="T1">th</text:span> April, 2020</text:h>
      <text:p text:style-name="Standard">Went to purchase a pizza late in the evening. Took my phone in its case with me. Woke up in the middle of the night. The dog lead that I store in the Jeep was inside on a chair in the living area. My phone case was in the house while the phone was by itself in the Jeep.</text:p>
      <text:p text:style-name="Standard"/>
      <text:p text:style-name="Standard">I didn't use my phone when I was in the Jeep.</text:p>
      <text:h text:style-name="Heading_20_2" text:outline-level="2">Saturday 18<text:span text:style-name="T1">th</text:span> April, 2020</text:h>
      <text:p text:style-name="Standard">My reading glasses frame is cracked. They were fine the last I used them.</text:p>
      <text:h text:style-name="Heading_20_2" text:outline-level="2">Monday 20<text:span text:style-name="T1">th</text:span> April, 2020</text:h>
      <text:p text:style-name="Standard">Opened up my peanut butter jar. Jam from the fridge had been added to the peanut butter, mixed into it. Probably done a few days ago as its been a week or so since I used it.</text:p>
      <text:h text:style-name="Heading_20_2" text:outline-level="2">Wednesday 8<text:span text:style-name="T1">th</text:span> May, 2020</text:h>
      <text:p text:style-name="Standard">Late afternoon I was going out for food. I'd locked the Jeep up the night before. When I saw the Jeep, the passenger side front door was ajar.</text:p>
      <text:h text:style-name="Heading_20_2" text:outline-level="2">Monday 18<text:span text:style-name="T1">th</text:span> May, 2020</text:h>
      <text:p text:style-name="Standard">Ordered a pizza for pick up. When I got back the front lights were on, lights I do not use. Someone opened the front door and turned on the lights while I was out.</text:p>
      <text:h text:style-name="Heading_20_2" text:outline-level="2">Thursday, 15<text:span text:style-name="T1">th</text:span> October, 2020</text:h>
      <text:p text:style-name="Standard">On Sunday the 27<text:span text:style-name="T1">th</text:span> of September I took my last clozapine dose. The side effects of clozapine were significantly negative and impacting negatively upon me. I didn't realize how much until after a few days off it. It was like someone turned on a light. For fifteen years I'd endured relentless attacks upon me, every day for the last ten of those years. I never had a chance to heal. My response to stress is to shut down, and I'd been shut down for those fifteen years. I'd been like this from before I purchased my property. There were years of dirt and filth in my house, the yard was a mess and every day after work I'd sit and watch TV or play on the computer, unable to motivate to do anything else. While on clozapine it was like I was on pause – the attacks had (mostly) stopped but I still spent most of my days in front of the TV, unable to move. I didn't understand this until I came off the clozapine.</text:p>
      <text:p text:style-name="Standard"/>
      <text:p text:style-name="Standard">The withdrawal from clozapine was not easy; there was diarrhoea and stomach cramps a few days after coming off it for about two weeks. Things in that department improved gradually every day. For those two weeks I felt uncomfortable in my skin. Walking the dog helped as did going for long drives, and this improved with the improvement in my gastro. But it was worth it. I'd not been in such a mental state since before 2003, before the assassination attempts began. On clozapine I was sleeping 10-12 hours and groggy till mid afternoon. Now I was sleeping 6-7 hours, getting up with the sun. I could remember my dreams. I was getting lots of exercise and restricting my food intake. The weight started coming off. And most importantly I began doing things around the house and property. I began <text:span text:style-name="T2">wanting</text:span> to do things, first time since I became a property owner.</text:p>
      <text:p text:style-name="Standard"/>
      <text:p text:style-name="Standard">On Wednesday the 7<text:span text:style-name="T1">th</text:span> of October I received a text message from the heart center for a stress echo on the 9<text:span text:style-name="T1">th</text:span>. I'd not been told of this and just assumed it was a follow up to the appointment I had in early September. When I arrived for the appointment I was asked for paperwork I didn't have and after a call to mental health there was no appointment. Somebody made an unnecessary appointment for me. That night the sleep deprivation attacks resumed.</text:p>
      <text:p text:style-name="Standard"/>
      <text:p text:style-name="Standard">I'd experienced sporadic sleep attacks since the early 2010's, however for the two years pre-clozapine I was subjected to these attacks every night. Regardless of when I went to bed, <text:span text:style-name="T2">exactly</text:span> four hours later I'd be instantly forced awake, full waking metabolism from deep REM sleep, unable to go back to sleep. My internal clock is not that accurate, and nobody can instantly go from REM sleep to fully awake without assistance. If I tried to sleep during the day I'd be forced awake as soon as I started to nod off. A handful of times when nodding off at night I'd be bounced back to consciousness a few times before being allowed to sleep for the four hours. After well over a year of these attacks yelling out my back door about how I didn't deserve it seemed to be a sane response.</text:p>
      <text:p text:style-name="Standard"/>
      <text:p text:style-name="Standard">At the hospital I was put on an injectable anti psychotic. The first night there, before any drugs were administered I slept for six hours straight, the first time I'd done that in over a year. When released the attacks resumed. A few months later as a result of the stress of sleep deprivation I was readmitted to hospital and put on clozapine. The attacks ceased.</text:p>
      <text:p text:style-name="Standard"/>
      <text:p text:style-name="Standard">When the attacks resumed last weekend I at first assumed it was withdrawal effects. I'd sleep for a few hours then would gently wake up with a high metabolism and some sweating, then nod off for <text:s/>an hour or two before sun-up. Then earlier this week I couldn't get back to sleep so I just lay in bed for a few hours before the sun rose then got up and got on with my day. I began to suffer sleep deprivation effects but I assumed the waking up in the middle of the night would pass with the withdrawal symptoms. I began to suspect early this week that the waking was not natural and on Tuesday night my suspicions were confirmed. Three &amp; a half hours after going to bed I was woken, full waking metabolism, unable to go back to sleep. It wasn't as jarring as the attacks two years ago, but it was irresistible.</text:p>
      <text:p text:style-name="Standard"/>
      <text:p text:style-name="Standard">I spent Wednesday cleaning my house. I cleaned up the bedroom, the bathroom and the back end of the house while I did multiple loads of laundry, 6-7 hours work for years of neglect. I wanted to do it, first time in over 17 years I've been in such a good mental state. I stayed up that evening and watched a movie till about 11 pm. Then I went to bed.</text:p>
      <text:p text:style-name="Standard"/>
      <text:p text:style-name="Standard">At 1:09 am I was still awake. Whenever I started nodding off within those two hours I was bounced back to consciousness and my metabolism was raised to the point of sweating. In response I got out of the bed and lay down on the floor at the foot of the bed. I was testing the directionality of the attack, whether it was line-of-sight or some device within my house. My metabolism slowed but it took me quite some time to nod off.</text:p>
      <text:p text:style-name="Standard"/>
      <text:p text:style-name="Standard">I was woken at 3:00 am after less than an hour's sleep. I went to the couch and lay down to try and go back to sleep, again testing the attack's directionality. Again it took me some time to nod off. At 5:00 am I was woken, full waking metabolism after another less-than-an-hour sleep. I've been awake since.</text:p>
      <text:p text:style-name="Standard"/>
      <text:p text:style-name="Standard">So what can I conclude? I'm still being watched close enough in my own house that the watchers knew when I'd gone off clozapine. The fake heart appointment made at most a week and a half after was a wink and a nod to me that indicated when the sleep deprivation attacks would recommence, something to terrorize me in hindsight. Those responsible want me on clozapine and are trying to break me before the clozapine clinic next week to see me put back on it.</text:p>
      <text:p text:style-name="Standard"/>
      <text:p text:style-name="Standard">So why is this happening? These things have been going on in one form or another my entire life. I possess only one thing of equivalent value to the effort expended against me, and that is my understanding of the nature of existence. I'm God, just like everyone and everything else. God is a property of existence. This understanding was forced from me in mid-1999 with tainted cannabis, a taint that forced my gnosis &amp; for which I would pay a lot of money to try again, on my terms. I can conclude that I possess a genetic propensity to understand these things and that this propensity was known from before the time of my birth. The actions taken against me across my life were to prevent me from accessing and using my own genetic inheritance to its full capacity.</text:p>
      <text:p text:style-name="Standard"/>
      <text:p text:style-name="Standard">Quite a few people insinuated to me during the events over fifteen years that I'm some sort of pedophile sex predator and that is why all these events from 2003 have been happening. If there were any truth to this I would be dead now, for many years. I would have taken my own life - “oh no! Everyone knows!!”. To do such things I would be weak, pathetic, and the first two workplace bullying incidences would have sent me running for the hills in 2004. I believe this lie was used to coerce many people to join in the pile on against me over the fifteen years and beyond.</text:p>
      <text:p text:style-name="Standard"/>
      <text:p text:style-name="Standard">So who's responsible? Karen, my ex, hinted this to me in 2013 in an email, prior to returning to Australia, that she was going to see 'her majesty'. I replied to give her my best. During an interview for a job in early 2016 the interviewer while demonstrating the company's apps kept referring to one user in the UK as 'Bessie' and looking at me knowingly. At the end of the interview he gave me a limp half handshake.</text:p>
      <text:p text:style-name="Standard"/>
      <text:p text:style-name="Standard">A royal program to circumvent human rights and take out anyone despicable that cannot be dealt with in the legal system, employing regular people in all walks of life to coordinate gang stalking terror activities. A program providing access to non-lethal weapons to regular people in use against the target. A program to take out anyone, for any reason, by telling a few well placed lies.</text:p>
      <text:p text:style-name="Standard"/>
      <text:p text:style-name="Standard">So what's my threat? I'm not clear on this. As we are all God, the royal family is a false hierarchy with little to no value, a hierarchy that has been dedicated to preserving itself at all expense. And they no longer diddle cousins to try and isolate Christ genetics. But they used to, for centuries. So I can conclude that there is something fundamentally 'royal' about me, a potential that is coveted by royal families enough to justify historic inbreeding and a modern threat to these false hierarchies. What that something is I'm uncertain. But I am certain that it does not involve ruling over people.</text:p>
      <text:p text:style-name="Standard"/>
      <text:p text:style-name="Standard">But I can speculate. At an educated guess I would say that this involves the evolution of the species. All life forms, even the most simple, have the potential to evolve. Evolution occurs in response to environmental stresses and random mutations. My understanding of the nature of existence leads me to understand that internal stresses can also contribute to evolution and that these stresses can be instinctively and consciously directed. A male bird that instinctively desires a longer tongue to reach the nectar in a flower, influencing, mutating, programming his sperm to ensure his offspring have that tongue. This is a function of higher animals, at a primitive instinctual level. Most people do not know how to access this primitive level. They are disconnected from their own natures, living in their frontal lobes, never being able to access their primitive selves. My intuitive understanding is that humans have the potential to consciously direct their own evolution by connecting with their primitive selves for the benefit of their offspring. This occurs through the male of the species as women are born with all their eggs.</text:p>
      <text:p text:style-name="Standard"/>
      <text:p text:style-name="Standard">This speculation is insufficient to explain the concerted effort expended across my entire life to limit and control me, directed by those in the highest positions of power. Directed evolution would be available to everyone, not just me. I am certain however that such potential (and my potential) cannot be reached while on clozapine.</text:p>
      <text:p text:style-name="Standard"/>
      <text:p text:style-name="Standard">So what now? I'm suffering the effects of severe sleep deprivation and I expect tonight to be little different. My intent was to go several months without clozapine to demonstrate that I don't need it, that I never needed it, but that will be very hard to do given the continued use of torture technology against me. Depriving me of this much sleep for an extended period of time has the very real danger of killing me. So I've been spending my day doing more chores and walking the dog. I will see what tonight brings.</text:p>
      <text:p text:style-name="Standard"/>
      <text:p text:style-name="Standard">Its now 10:45 pm. All day my head has been buzzing with what I assumed was the result of the sleep deprivation. I'd experienced this last night too as part of the attack and to a lesser extent since earlier this week. I tried to go to bed around 8:30 but after a half hour and after a couple of metabolism bumps I was more awake than when I went to bed, very unusual as I normally go out within minutes of hitting the pillow with the exception of last night. I decided to take the Jeep out with my dog to see if there were any changes to this when I got away from the property. There were not. Whatever this buzzing is it is making sleep an impossibility. My own body is being used against me. I'm certain based on past and current experience that this is technologically based but I have no understanding of it and no defence against it. Should it continue I do not expect to be able to sleep at all tonight.</text:p>
      <text:h text:style-name="Heading_20_2" text:outline-level="2">Friday 16<text:span text:style-name="T1">th</text:span> October, 2020</text:h>
      <text:h text:style-name="Heading_20_3" text:outline-level="3">8:00 am</text:h>
      <text:p text:style-name="Standard">I was able to sleep last night. I had 2 ½ <text:s/>to 3 hours of straight sleep and was able to doze for the hours before sunrise. I feel much better than yesterday and the buzzing in my head is much reduced. Almost normal. I believe I can credit this with my use of cannabis tailings from vapourizing. These tailings are easily over a year old, maybe two. I had 3 cones before going to bed. Still psychoactive enough to have a medicinal effect.</text:p>
      <text:h text:style-name="Heading_20_3" text:outline-level="3">12:50 pm</text:h>
      <text:p text:style-name="Standard">Even after everything that's happened I still questioned myself this morning, whether I'm imagining it or getting it wrong. Around midday the buzzing was gone. I thought I'd see if I could have a sleep. I even thought that the cones I had last night had an effect, so after lunch I had a couple to be sure then laid down. Within minutes, before I'd even begun to drop off the buzzing began again. There is no way to sleep with it. It is still going strong.</text:p>
      <text:p text:style-name="Standard"/>
      <text:p text:style-name="Standard">Whatever is causing this was used against me all night and all day yesterday, ensuring I could not sleep during the day and keeping me fully awake. It was turned off around midnight. I was allowed to have a little bit of sleep with little interference before I got up this morning. I'm being monitored somehow, enough that it is known or detected when I lie down on my bed in the early afternoon with the curtains closed. This is the sort of thing I experienced for years, and still I questioned it all this morning.</text:p>
      <text:p text:style-name="Standard"/>
      <text:p text:style-name="Standard">Buzzing implies noise and vibration which isn't quite right. It is more a pressure, a force that envelopes the head around the brain. While it is on it makes sleep impossible. If it was used before to wake me then it was done with a short burst while I was deeply sleeping, which would explain the jarring nature of the sleep attacks over the two years. It is qualitatively different this time. When I'm woken now it is far more gentle, feeling almost natural, yet I'm still being forced from deep sleep to consciousness after far too little sleep.</text:p>
      <text:p text:style-name="Standard"/>
      <text:p text:style-name="Standard">Yet again, I'm being deliberately sleep deprived. This time the deprivation is more severe. Based on how differently my sleep is being interfered with each night over the last few nights I'd be inclined to believe it was mental illness, had I not for two years been woken up every night, night after night, after exactly four hours sleep in exactly the same way. And all those other things over the span of my life.</text:p>
      <text:p text:style-name="Standard"/>
      <text:p text:style-name="Standard">But it is being crafted to look like mental illness. Those responsible really want me either on clozapine, broken and crazy, or dead.</text:p>
      <text:h text:style-name="Heading_20_2" text:outline-level="2">Saturday 17<text:span text:style-name="T1">th</text:span> October, 2020</text:h>
      <text:h text:style-name="Heading_20_3" text:outline-level="3">6:00 am</text:h>
      <text:p text:style-name="Standard">I took a small amount of clozapine at 8:15 pm. I went to bed shortly after 9:00 pm when I felt the effects kicking in and fell asleep almost immediately. I was forced to consciousness at 2:50 am while deeply dreaming. I could still feel the heavy sedative effects of clozapine and the sleep deprivation and as a consequence I began drifting off, a couple of times. Each time I was forced awake before I could completely go under.</text:p>
      <text:p text:style-name="Standard"/>
      <text:p text:style-name="Standard">Five &amp; a half hours is better than three (a 'reward' for taking clozapine perhaps?) but it is still not enough. When in hospital the attacks ceased, both before I was put on any drugs and before I was put on clozapine. I wanted to see if taking clozapine again would have any effect, just to be sure. It does not.</text:p>
      <text:p text:style-name="Standard"/>
      <text:p text:style-name="Standard">I've not done anything to deserve being treated this way. My privacy is being violated. I am not safe in my own home. My sleep is being raped, my conscious state is being measured and controlled. I can't even lie down on my bed without it being known or detected. These crimes have been going on for years. I am unable to protect myself. The events from 2003 through 2018 collectively combined to ruin my life, and still it continues.</text:p>
      <text:p text:style-name="Standard"/>
      <text:p text:style-name="Standard">I don't know what to do.</text:p>
      <text:h text:style-name="Heading_20_2" text:outline-level="2">Sunday 18<text:span text:style-name="T1">th</text:span> October, 2020</text:h>
      <text:h text:style-name="Heading_20_3" text:outline-level="3">4:15 am</text:h>
      <text:p text:style-name="Standard">Yesterday I posted this document on the internet, the digital equivalent of yelling out my back door. This evening I've not been able to sleep, at all, in spite of the severe sleep deprivation. For about an hour I was close but kept being pushed back to consciousness. Before and since the intensity of the buzzing has made sleep an impossibility for me. Punishment for yelling about it on the internet no doubt. I have no intention of stopping, whatever happens.</text:p>
      <text:h text:style-name="Heading_20_3" text:outline-level="3">7:50 am</text:h>
      <text:p text:style-name="Standard">I was farmed. Malignant narcissism was meant to be my cage. The farmers tried to breed me at the age of 17. When that failed they tried to kill me, all before the age of 21.</text:p>
      <text:p text:style-name="Standard"/>
      <text:p text:style-name="Standard">It has taken me decades to be able to make sense of my past. I'd worked through my life at the time, overcame the challenges, learned lessons and moved on all without any understanding of what had been done to me. Only after everything that has happened since have I in hindsight been able to come to an understanding.</text:p>
      <text:p text:style-name="Standard"/>
      <text:p text:style-name="Standard">My adopted mother was chosen for me. A few years ago I did a cursory research of narcissism and apparently when the parent of the opposite sex is a narcissist then the child will almost certainly become one too. And up to a month before my fourteenth birthday I was well on my way to becoming just another statistic.</text:p>
      <text:p text:style-name="Standard"/>
      <text:p text:style-name="Standard">I mentioned in a previous entry about connecting with the primitive self. Engaging in hyperbole, a narcissist cannot enter the Kingdom of God. They are disconnected from their natures, existing in their frontal lobes, maintaining a hollow shell at all expense, far more concerned about the opinions of strangers that those closest to them who exist only to serve them. Never changing and strongly resisting all change that doesn't support the hollow shell. I was taught to predate those closest to me with weak, petty nastiness to make myself feel better about myself and to use Christianity to self-justify. And at the age of 13 years 11 months that is exactly the person I was becoming. I wasn't going to change for anyone or anything. My life was over before it began, and it would have been a worse life than the one I have lived.</text:p>
      <text:p text:style-name="Standard"/>
      <text:p text:style-name="Standard">This was the cage in which I was supposed to exist.</text:p>
      <text:p text:style-name="Standard"/>
      <text:p text:style-name="Standard">At the end of March break in 1983 I was in the car with the family on the way to church. During the break I was at a Christian music camp and we'd done a performance the night before. I was feeling a bit spiritual about it as we approached the town of Bloomfield. Without any warning I heard a voice in my head, the only time in my life when I've done so. Two words – “youth pastor”. I took it to be the voice of God telling me to become a youth pastor. I was terrified. I had already decided that I wanted to become a scientist (I now have a degree in Chemical Engineering) and I had neither the skills nor the will to become a youth pastor. But it was God, and I'd learned in Sunday school that when God calls you'd better listen. So I silently agreed.</text:p>
      <text:p text:style-name="Standard"/>
      <text:p text:style-name="Standard">In the pursuit of this I did a few things right, a few things wrong and backwards. But I did one thing of most importance – I changed how I used my brain. I learned objectivity, seeing through the eyes of others. I taught myself to look at situations from multiple vantage points and as a consequence learned to control how I felt about things. I stopped treating others as objects. I developed my empathy. I learned control of anger and jealousy. I learned how to forgive.</text:p>
      <text:p text:style-name="Standard"/>
      <text:p text:style-name="Standard">I recall about 3 ½ years after commencing this change walking around the school and realizing for the first time that my mind had been freed. I compared my current state to my first year of high school when I had begun the dismantling and reconstruction of my mind. Back then it was always spinning still trying to maintain that hollow shell. My mind had become far more calm and without a complete understanding of what I had accomplished I could tell I had undone the worst of the damage caused by my maternal influence. No doctors, no instructors, just an intuitive sense of the work that was required based on Christian values.</text:p>
      <text:p text:style-name="Standard"/>
      <text:p text:style-name="Standard">As a consequence of this work I learned to trust my judgement, which was bad news for my Christian beliefs. I began to move away from Christianity, taking things slowly and cautiously at first to avoid pissing off God and getting thrown in the Lake of Fire for eternity. Around that time I became reasonably certain that God did not want me to become a youth pastor so I resumed my direction to become a scientist.</text:p>
      <text:p text:style-name="Standard"/>
      <text:p text:style-name="Standard">In October of 1986 I went to my last Christian camp. I mentioned to some people that I wasn't coming back. A few weeks later my youth pastor Bernie Prinzen was giving me a lift somewhere and in the car was a woman, Bonnie, and a young girl Wendy. I was introduced and in short order Wendy and I became a couple.</text:p>
      <text:p text:style-name="Standard"/>
      <text:p text:style-name="Standard">Bonnie was Wendy's best friend. Wendy's home life wasn't great and she used to stay over at Bonnie's often.</text:p>
      <text:p text:style-name="Standard"/>
      <text:p text:style-name="Standard">I understood what a Oedipal complex was and that it was a source of attraction towards Wendy. She was exhausting. Just like mom, only with more energy and focus. I recall trying to get her to see things differently and failing utterly. Near Christmas she organized a meeting for me with her pastor, John Visser. She raved about him, how he was so good at getting to the core of things. So I agreed to the meeting. When I arrived John was cold. He wasn't overtly rude but everything about his demeanour said 'get the fuck out'. He said almost nothing at all to me, no questions were asked. I waffled for a bit about God &amp; Jesus but never saw the man Wendy had described. When she asked me how it went I said 'ok'; who was I to question the methods of a pastor?</text:p>
      <text:p text:style-name="Standard"/>
      <text:p text:style-name="Standard">Early in the new year I was reaching the end of my tolerance for the relationship. Out of the blue Wendy broke up with me. Problem solved. A few weeks later she wanted to speak with me. The conversation took over two hours but the gist was that she had broken up with me to see what a breakup was like, and now that was over we could get back together.</text:p>
      <text:p text:style-name="Standard"/>
      <text:p text:style-name="Standard">I helped her understand what a true breakup was like. From the look on her face it was new to her.</text:p>
      <text:p text:style-name="Standard"/>
      <text:p text:style-name="Standard">Later on in the spring I was speaking to Bernie and he sheepishly apologized to me. He told me that at a meeting of local pastors John and Bonnie asked him if he knew of anyone who could be a boyfriend for Wendy. Leading questions were asked leading him to suggest me.</text:p>
      <text:p text:style-name="Standard"/>
      <text:p text:style-name="Standard">This was the attempt to breed me. A young woman fundamentally attractive to me, irresistible to me had I not changed my way of thinking and being. Locked in a cage of narcissism, picking and tormenting each other and damaging any offspring in a like manner.</text:p>
      <text:p text:style-name="Standard"/>
      <text:p text:style-name="Standard">Livestock control.</text:p>
      <text:h text:style-name="Heading_20_3" text:outline-level="3">10:00 am</text:h>
      <text:p text:style-name="Standard">Without going into much detail I was assigned handlers while still in high school, late in year eleven and early year twelve. My first year of university was very nearly my last. I went from winning chemistry awards and helping to teach the chemistry classes to on probation. Maths I had mastered in high school were beyond me and I no longer enjoyed the work as I had in high school. I started my first work term in the summer and shortly after my girlfriend broke up with me sending me into a depression spiral.</text:p>
      <text:p text:style-name="Standard"/>
      <text:p text:style-name="Standard">Back at school that fall it was terrible. The depression got worse and worse and the skills I had developed to change my perspective were all but useless against it. My anger at how the relationship had ended was the only thing that kept me going, but it consumed as much as it provided. I denied its existence for months. I went to get help at an on-campus center but was treated as John Visser had treated me a few years prior. The last exam of the term I knew I failed, answering about a third and maybe getting a quarter right. I was sure I'd failed out. Before Christmas I came to the understanding that I needed to forgive my ex so I called &amp; told her so.</text:p>
      <text:p text:style-name="Standard"/>
      <text:p text:style-name="Standard">When one forgives it is supposed to be a load off. Forgiving my ex nearly ended me. I'd been burning myself with the anger for energy and without it I crashed. It was the subjectively the worst time of my life. The bell curve saved me as everyone failed but I knew I couldn't go back to school like this.</text:p>
      <text:p text:style-name="Standard"/>
      <text:p text:style-name="Standard">I'd planned on taking a year off and going to Australia (I'm Canadian) with one of these handlers. He had introduced me to alcohol in the last year of high school. He told me that a rumour was going around that I was an alcoholic. No truth at all to it. He then accused me of alcoholism. I challenged it and he passively-aggressively backed down. Then he backed out of the trip. I knew I needed a change so I resolved to go by myself. Then another handler said that the first was saying he wasn't going with me because I was an alcoholic. I still valued the friendship so I thought that I could easily prove I was not by going alone. Later the first told me a story about being stood up for a ride home and that he had to drive home drunk. I came to his defence and did not see the blatant hypocrisy for decades. He shook his head and walked away.</text:p>
      <text:p text:style-name="Standard"/>
      <text:p text:style-name="Standard">At the time I assumed he was feeling guilt about backing out. He was feeling frustration at not being able to provoke me. Had I not forgiven my ex he may very well have succeeded leaving me mentally incapable to take the trip.</text:p>
      <text:p text:style-name="Standard"/>
      <text:p text:style-name="Standard">More strange things happened prior to going to Australia, the details of which I won't get into. In hindsight I believe my IQ drop and depression were planned events, induced with pharmaceuticals I did not knowingly take. It very nearly destroyed me.</text:p>
      <text:p text:style-name="Standard"/>
      <text:p text:style-name="Standard">The trip to Australia sorted me out. I got over the depression, dropped a bunch of weight and got super fit in the gym while travelling around the country. I got over it, overcame it, put it behind me and got on with my life. </text:p>
      <text:p text:style-name="Standard"/>
      <text:p text:style-name="Standard">For years I had fear that the depression would return. After all that has happened to me I am now certain that it will never return. In spite of all that has happened to me since I have never been that depressed again.</text:p>
      <text:p text:style-name="Standard"/>
      <text:p text:style-name="Standard">This was the first attempt to destroy me. It has not been the last. I am currently dealing with the latest attempt.</text:p>
      <text:h text:style-name="Heading_20_3" text:outline-level="3">10:55 pm</text:h>
      <text:p text:style-name="Standard">I tried going to bed at 9:00 pm. As soon as I lay down I could immediately feel my metabolism creeping up. I got up, got the dog and drove to the end of Scenic Road. I parked the Jeep, reclined, and tried to go to sleep.</text:p>
      <text:p text:style-name="Standard"/>
      <text:p text:style-name="Standard">First my metabolism increased a bit. Then it slowed and I started to get close to drifting off. But whenever I did my consciousness was forced up. This went on for about ½ an hour. Then my metabolism increased to the point of sweating and stayed there. I went for a drive to check if distance could affect it. It did not. I've come back to the house and have taken a small amount of clozapine. I've already demonstrated that it does not stop the attacks as would be expected if this was a mental illness but I am hoping the sedative effect will be of assistance.</text:p>
      <text:p text:style-name="Standard"/>
      <text:p text:style-name="Standard">The regularity of the attacks over the two years caused me to make assumptions. I assumed there must be some sort of device operating to cause the physical effects. As it was only experienced after four hour's sleep for a short period of time (and used to bounce my consciousness if I drifted off after) it was a reasonable guess. It was only used to stop me from going to sleep a handful of times having my consciousness bounced as I tried to drift off. I had no way of validating this assumption. No such devices were ever found.</text:p>
      <text:p text:style-name="Standard"/>
      <text:p text:style-name="Standard">I'm on day two of zero sleep and the effects are set to the on position. Whatever, however this is working, I've now been able to see that the physical effects are being caused by something within my body and not an external device. The buzzing, the metabolism bumps, the consciousness bumps, all related. I'm guessing nanotech, something that gets in and interfaces with the body, a virtual collar of control. Control appears to be both automated and manual – as soon as I've laid down over the last couple of days the effects immediately begin on their own, no external monitoring required. If I start to get close to dozing in front of the TV the effects begin. External control turns it on and off and the nanotech appears to be programmable and autonomous, triggered by conscious state and perhaps even position.</text:p>
      <text:h text:style-name="Heading_20_2" text:outline-level="2">Monday 19<text:span text:style-name="T1">th</text:span> October, 2020</text:h>
      <text:h text:style-name="Heading_20_3" text:outline-level="3">6:15 am</text:h>
      <text:p text:style-name="Text_20_body">I went to bed at midnight. Went out like a light, as is normal for me. Woken at exactly 4:00 am from deep dreaming sleep, forced to consciousness, which is abnormal and unnatural for me without interference. I tried going to the back bedroom to try for more sleep but was unable to do so.</text:p>
      <text:p text:style-name="Text_20_body">The internal nature of the sleep deprivation attacks is reminiscent of another type of attack that I experienced from early 2014 through early 2017. I refer to it as gut rape. It centred around the area just below my ribs on the right hand side. It cannot be described as pain, it was much worse. The attacks varied in intensity, one time so severe for an extended period I snapped the head off someone for whistling off key. It was also used to keep me awake all night on the first Sunday of 2016 prior to the first day back at work from the Christmas holidays. It was mostly used at low intensity while I was at work or walking around Brisbane, providing stress and making me uncomfortable while I coded. These attacks ended when the sleep deprivation attacks caused me to give up in early 2017.</text:p>
      <text:p text:style-name="Text_20_body">The gut rape began when the years of gang stalking I had experienced were becoming less effective against me. When it first began the gang stalkers walked by me, tapping that area of the gut, letting me know it was being done to me deliberately. I had no defence against it. I tried wrapping a radio frequency opacity fabric around me to try and block any RF frequencies that may have been activating it, without success. The only relief was to apply pressure to the area. I did so with a weight belt and jamming that area against the desk while I worked.</text:p>
      <text:p text:style-name="Text_20_body">I'm wondering if the gut rape and sleep rape are two sides of the same coin.</text:p>
      <text:h text:style-name="Heading_20_3" text:outline-level="3">6:30 pm</text:h>
      <text:p text:style-name="Text_20_body">I was able to go for a long dog walk, the shops for some groceries then spent late morning &amp; early afternoon cutting the lawn that desperately needed it. Around 4:00 pm I went to my bed to lie down. I wasn't trying to go to sleep, just resting. No interference for two hours, then at 6:00 pm my metabolism was bumped for a few seconds. I lay for another 20 minutes while my metabolism slowed with no repetition. I feel the effects of the sleep deprivation.</text:p>
      <text:h text:style-name="Heading_20_2" text:outline-level="2">Tuesday 20<text:span text:style-name="T1">th</text:span> October, 2020</text:h>
      <text:h text:style-name="Heading_20_3" text:outline-level="3">7:30 am</text:h>
      <text:p text:style-name="Text_20_body">I went to bed around 10:20 pm. At 11:37 pm I was forced to consciousness as I was dropping off. I got up and took a small amount of clozapine. I did sleep and I did have dreams, but I have the sense I did not have a good, normal, deep sleep. I could not get out of bed until a few minutes ago. It is as if my REM sleep was interrupted without fully waking me. I feel worse than yesterday.</text:p>
      <text:p text:style-name="Text_20_body">The attacks are all over the place compared with their regularity two years ago. As I said earlier, I'd believe this to be mental illness if I had nothing with which to compare them. Exactly four hours a night (just like yesterday) for two years. The only exceptions when I had good sleeps were when I was admitted to hospital twice, the first before any drugs were administered and the second before I was put on clozapine. And then there is the spate of break-ins earlier this year while I was still on clozapine as detailed earlier in this document. If this was mental illness I would expect the gut rape and gang stalking to 'resume' as has the sleep deprivation. They have not. I cannot discount these things. It would be easier if I could.</text:p>
      <text:h text:style-name="Heading_20_3" text:outline-level="3">2:30 pm</text:h>
      <text:p text:style-name="Text_20_body">In mid-2007 I was working for the Australian Department of Defence from home, from the start of 2006. I'd spent over a year online writing about my understanding of the nature of existence in defence of myself. I was still reeling from the two separate consecutive workplace bullying incidences which had occurred in Sydney and Brisbane and I had been experiencing sporadic gang stalking incidences for about three years. With only a fraction of understanding what was happening to me I reasoned that these events were being coordinated at a high level and that my contract with the DoD was made in order to measure me and understand why the measures taken against me had not succeeded in breaking me.</text:p>
      <text:p text:style-name="Text_20_body">I was winding up my defence in May of 2007. I had a few other points to make to complete my arguments but then I'd be finished. I knew I had made some good points over the year but even with only a fraction of understanding about what was going on I knew it was insufficient to defend me. I was preparing to lose. There was one point I had to make about the nature of sexuality and how negative beliefs about sexuality could be disposed of. This is the argument I made:</text:p>
      <text:p text:style-name="Text_20_body"/>
      <text:p text:style-name="Text_20_body"><text:a xlink:type="simple" xlink:href="https://en.wikipedia.org/wiki/User:BurtonAlexand14/TheChristianityEquation" text:style-name="Internet_20_link" text:visited-style-name="Visited_20_Internet_20_Link">The Christianity Equation</text:a></text:p>
      <text:p text:style-name="Text_20_body"/>
      <text:p text:style-name="Text_20_body">When I made the argument I saw it only in terms of sexuality. I had it for about three weeks before publishing it and did not see it. Two days after publishing I saw it, all of it, and immediately had a breakdown. For two hours I could not stop shaking. I had been expecting to lose. I was not prepared to win. What years of abuse could not do, God did to me inadvertently as a side effect of assisting me.</text:p>
      <text:p text:style-name="Text_20_body">Christians are supposed to cherry pick their beliefs. Their God says so, but that is not what is taught. As a Christian I was taught that the Bible was immutably perfect and no one was capable of questioning it, that cherry picking was wrong.</text:p>
      <text:p text:style-name="Text_20_body">And this cherry picking is essentially what I did in training to become a youth pastor. It was not my beliefs that saved me, it was using those beliefs as a tool of personal transformation which did. And as with all such tools, when they are no longer useful they should be discarded.</text:p>
      <text:p text:style-name="Text_20_body">As a consequence of the breakdown I had PTSD for several years, during which I endured the gang stalking once returning to the city for work. The gang stalking redoubled and redoubled again. Every day, many times a day. Instead of ending the abuse the publishing of The Christianity Equation only pissed off those responsible.</text:p>
      <text:h text:style-name="Heading_20_2" text:outline-level="2">Wednesday 21<text:span text:style-name="T1">th</text:span> October, 2020</text:h>
      <text:h text:style-name="Heading_20_3" text:outline-level="3">6:00 am</text:h>
      <text:p text:style-name="Text_20_body">Again, I have been kept up all night. I took a small amount of clozapine and went to bed at 11:00pm. The attacks began at exactly midnight and continued throughout the night. Many times I began to drift off over the course of the night. Each and every time I was forced back to consciousness before I could go under completely.</text:p>
      <text:p text:style-name="Text_20_body">I'm being tortured with sleep deprivation. I can only speculate how this is being done based on the effects I experience. The long and short is I don't know how. This time it is being mixed up, different each night. Clozapine has no effect. This is not mental illness. This is happening because of my genetic inheritance. I have been declared an illegal biological entity, my life has been stripped away and those responsible are intent on seeing me neutralized, either dead, broken and crazy or drugged to the gills. I am the victim of terrible crimes that would break most people. These crimes have occurred across my entire life. I am not able to defend myself. Please, if you are reading this, tell as many people as you can about this document. My life depends upon it.</text:p>
      <text:p text:style-name="Text_20_body">Back around 2007 I was wondering if I had brought this upon myself for speaking to others about my gnosis and my understanding. When my gnosis was forced upon me it was amazing. And it was subjective. And I was rather stoned at the time. I may not be winning Scientist of the Year any time soon but I know the value of objectivity, both from my training as a scientist and my training to become a youth pastor. Had I fully believed my understanding I'd have kept my mouth shut about it. But I didn't fully believe it, so after the first year of trying to understand what it all meant I began talking with friends and colleagues about it in an effort to challenge it, to find the truth about it, to understand it.</text:p>
      <text:p text:style-name="Text_20_body">After all that has happened I no longer consider this valid. These things or like things would have been done to me regardless of whether I spoke to others about my gnosis or not. I was never going to be let off the leash. My gnosis was forced to provide those responsible with blood sport.</text:p>
      <text:h text:style-name="Heading_20_3" text:outline-level="3">7:45 am</text:h>
      <text:p text:style-name="Text_20_body">The purpose of existence is to know yourself. Prior to the big bang, all was God. God was everywhere and everything. As a consequence there was no position of objectivity for God to understand what God is. So a void was created and fractal shards of God were cast into it. These shards formed all matter and energy and have evolved for billions of years. The function of the universe is to provide an objective platform for God to attain an understanding of oneself.</text:p>
      <text:p text:style-name="Text_20_body">This is what I saw when my gnosis was forced.</text:p>
      <text:h text:style-name="Heading_20_2" text:outline-level="2">Thursday 22<text:span text:style-name="T1">th</text:span> October, 2020</text:h>
      <text:h text:style-name="Heading_20_3" text:outline-level="3">5:30 am</text:h>
      <text:p text:style-name="Text_20_body">I went to bed at 8:30 pm. Within minutes my metabolism was raised to the point of sweating making sleep impossible. This lasted for at least two hours, the metabolism bump fully on. After that I was allowed to sleep lightly. I recall my dreams and the feeling I was being kept from deep sleep. At exactly 4:00 am my metabolism was again raised beyond the point of sleeplessness and kept there.</text:p>
      <text:p text:style-name="Text_20_body">Each night the attacks are taking different forms. Sometimes I'm allowed a little sleep, others I'm kept up all night. It is as if I am being constantly monitored. I now have a theory about this.</text:p>
      <text:p text:style-name="Text_20_body">A device that can see through walls. These devices exist, using microwave radiation to do so. Connected to the internet, allowing people from around the world to log in and assist in the monitoring. Sleep torture technology also connected to the internet allowing said users to torment me with impunity. </text:p>
      <text:p text:style-name="Text_20_body">It may very well have the ability to be automated (four hours a night every night) but I have the sense that it is now being used manually. It would explain how it was known so quickly that I'd come off the clozapine, when I lie down on my bed and when I begin to fall asleep. When I came off the clozapine I naively assumed that the attacks were over, that I was no longer being closely monitored after two years on clozapine. There may have been some truth to this as I had quite a few days of excellent sleep before the attacks resumed.</text:p>
      <text:h text:style-name="Heading_20_3" text:outline-level="3">2:55 pm</text:h>
      <text:p text:style-name="Text_20_body">I lay down around noon expecting that I would not be allowed to sleep. Three times I started to go under, and each time I was bumped back to full consciousness. The lack of sleep is making me feel quite ill. The energy and drive I had over a week ago has been all but neutralized.</text:p>
      <text:h text:style-name="Heading_20_2" text:outline-level="2">Friday 23<text:span text:style-name="T1">th</text:span> October, 2020</text:h>
      <text:h text:style-name="Heading_20_3" text:outline-level="3">7:20 am</text:h>
      <text:p text:style-name="Text_20_body">I went to bed around 9:30 pm. Again, within minutes my metabolism was raised to the point of sweating and kept there. Several times it dropped slightly and I was able to sleep very lightly but every time I was bounced to full consciousness. This went on until 1:00 am. I got up and went to the back bedroom but was unable to sleep as my metabolism was on full throttle. I must have dozed after a couple of hours as I roused around 3:30 am with my metabolism at a normal level. I felt chilly for the first time in the night. I lay for about an hour but was unable to resume sleep. I went back to my bed at 4:38 am and cuddled my dog for warmth until now.</text:p>
      <text:p text:style-name="Text_20_body">Back in late July of 2013 I had been woken and I went online around 2:30 am, searching for any information about sleep deprivation weapons. It wasn't happening every night as it is now (and as it was from late 2016 thru 2018) but I had already been subjected to several nights of interrupted sleep. Back then the quality of the forced waking was different. It felt as if I was being vibrated awake, at about 20 Hz. Very unnatural and quite different from the metabolism control to which I've been subjected over these last four years. I didn't find much about it, something about LIDAR weapons, but I did find something of importance; it was the first time I'd heard of the phrase 'gang stalking'.</text:p>
      <text:p text:style-name="Text_20_body">I'd been experiencing it for years and didn't know there was such a thing. I thought the hell I was going through was only mine, to do only with the only thing I possess of equivalent value to the effort expended against me. I looked for testimonies from gang stalking victims but was disappointed to find only ramblings from people with obvious mental illness.</text:p>
      <text:p text:style-name="Text_20_body">Gang stalking minimizes you. Makes you ineffectual. Limits your opportunities. Keeps you spinning in your frontal lobes, trying to make sense of nonsensical actions. I'm sure many of the perps see it as a lark, some innocent fun to mess with the mind of a stranger or vengeance for some crimes, real or not, by the victim. But it is damaging. It is a crime. Those who are victims and have kept their wits would in all probability not be able to document their experiences for the benefit of others out of fear of being accused of mental illness.</text:p>
      <text:p text:style-name="Text_20_body">I no longer fear this.</text:p>
      <text:p text:style-name="Text_20_body">I also found an online shop for gang stalking paraphernalia while performing that search. A couple of weeks prior to my search one of my workmates was wearing a purple ribbon. I asked him what it was about and he wouldn't say, but he did say it was something of which his wife approved. In the online shop they sold purple ribbons, representing gang stalk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urton Alexander</meta:initial-creator>
    <meta:creation-date>2020-04-09T11:07:23</meta:creation-date>
    <dc:date>2020-10-23T09:18:50</dc:date>
    <dc:creator>Burton Alexander</dc:creator>
    <meta:editing-duration>P6DT3H34M2S</meta:editing-duration>
    <meta:editing-cycles>180</meta:editing-cycles>
    <meta:generator>OpenOffice/4.1.6$Unix OpenOffice.org_project/416m1$Build-9790</meta:generator>
    <meta:document-statistic meta:table-count="0" meta:image-count="0" meta:object-count="0" meta:page-count="1" meta:paragraph-count="136" meta:word-count="7999" meta:character-count="42752"/>
  </office:meta>
</office:document-meta>
</file>